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ela4" style:family="table">
      <style:table-properties style:width="16.51cm" table:align="margins" style:writing-mode="lr-tb"/>
    </style:style>
    <style:style style:name="Tabela4.A" style:family="table-column">
      <style:table-column-properties style:column-width="5.503cm" style:rel-column-width="21845*"/>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3" style:family="table">
      <style:table-properties style:width="16.51cm" table:align="margins" style:writing-mode="lr-tb"/>
    </style:style>
    <style:style style:name="Tabela3.A" style:family="table-column">
      <style:table-column-properties style:column-width="4.498cm" style:rel-column-width="2550*"/>
    </style:style>
    <style:style style:name="Tabela3.B" style:family="table-column">
      <style:table-column-properties style:column-width="12.012cm" style:rel-column-width="6810*"/>
    </style:style>
    <style:style style:name="Tabela3.A1" style:family="table-cell">
      <style:table-cell-properties fo:padding="0.097cm" fo:border-left="0.5pt solid #000000" fo:border-right="none" fo:border-top="0.5pt solid #000000" fo:border-bottom="0.5pt solid #000000"/>
    </style:style>
    <style:style style:name="Tabela3.B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B2" style:family="table-cell">
      <style:table-cell-properties fo:padding="0.097cm" fo:border-left="0.5pt solid #000000" fo:border-right="0.5pt solid #000000" fo:border-top="none" fo:border-bottom="0.5pt solid #000000"/>
    </style:style>
    <style:style style:name="P1" style:family="paragraph" style:parent-style-name="Title" style:master-page-name="Standard">
      <style:paragraph-properties style:page-number="auto"/>
    </style:style>
    <style:style style:name="P2" style:family="paragraph" style:parent-style-name="Standard">
      <loext:graphic-properties draw:fill="none"/>
      <style:paragraph-properties fo:margin-left="1.3cm" fo:margin-right="0cm" style:line-height-at-least="0.423cm" fo:text-align="justify" style:justify-single-word="false" fo:orphans="0" fo:widows="0" fo:text-indent="0cm" style:auto-text-indent="false" fo:background-color="transparent" style:writing-mode="lr-tb"/>
      <style:text-properties fo:font-variant="normal" fo:text-transform="none" style:font-name="Times New Roman" fo:font-size="12pt" fo:language="pt" fo:country="BR" fo:font-style="normal" fo:font-weight="normal" officeooo:paragraph-rsid="0016f3c2" style:font-size-asian="12pt" style:font-size-complex="12pt"/>
    </style:style>
    <style:style style:name="P3" style:family="paragraph" style:parent-style-name="Standard">
      <loext:graphic-properties draw:fill="none"/>
      <style:paragraph-properties fo:margin-left="1.3cm" fo:margin-right="0cm" style:line-height-at-least="0.423cm" fo:text-align="justify" style:justify-single-word="false" fo:orphans="0" fo:widows="0" fo:text-indent="0cm" style:auto-text-indent="false" fo:background-color="transparent" style:writing-mode="lr-tb"/>
      <style:text-properties officeooo:paragraph-rsid="0016f3c2"/>
    </style:style>
    <style:style style:name="P4" style:family="paragraph" style:parent-style-name="Text_20_body" style:list-style-name="L1">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034c" officeooo:paragraph-rsid="00080860" style:font-size-asian="12pt" style:font-size-complex="12pt"/>
    </style:style>
    <style:style style:name="P5" style:family="paragraph" style:parent-style-name="Text_20_body" style:list-style-name="L2">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cca2" officeooo:paragraph-rsid="00080860" style:font-size-asian="12pt" style:font-size-complex="12pt"/>
    </style:style>
    <style:style style:name="P6" style:family="paragraph" style:parent-style-name="Heading_20_3">
      <style:paragraph-properties fo:text-align="justify" style:justify-single-word="false"/>
      <style:text-properties style:font-name="Times New Roman" fo:font-size="12pt" officeooo:paragraph-rsid="00080860" style:font-size-asian="12pt" style:font-size-complex="12pt"/>
    </style:style>
    <style:style style:name="P7" style:family="paragraph" style:parent-style-name="Text_20_body" style:list-style-name="L3">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3e356" officeooo:paragraph-rsid="00080860" style:font-size-asian="12pt" style:font-size-complex="12pt"/>
    </style:style>
    <style:style style:name="P8" style:family="paragraph" style:parent-style-name="Text_20_body">
      <loext:graphic-properties draw:fill="none"/>
      <style:paragraph-properties fo:margin-left="0cm" fo:margin-right="0cm" fo:margin-top="0cm" fo:margin-bottom="0.212cm" style:contextual-spacing="false" style:line-height-at-least="0.423cm" fo:text-align="justify" style:justify-single-word="false" fo:orphans="0" fo:widows="0" fo:text-indent="0cm" style:auto-text-indent="false" fo:background-color="transparent" style:writing-mode="lr-tb"/>
      <style:text-properties style:font-name="Times New Roman" fo:font-size="12pt" officeooo:rsid="0013e356" officeooo:paragraph-rsid="00080860" style:font-size-asian="12pt" style:font-size-complex="12pt"/>
    </style:style>
    <style:style style:name="P9" style:family="paragraph" style:parent-style-name="Text_20_body" style:list-style-name="L4">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3e356" officeooo:paragraph-rsid="00080860" style:font-size-asian="12pt" style:font-size-complex="12pt"/>
    </style:style>
    <style:style style:name="P10" style:family="paragraph" style:parent-style-name="Text_20_body" style:list-style-name="L5">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4034c" officeooo:paragraph-rsid="00080860" style:font-size-asian="12pt" style:font-size-complex="12pt"/>
    </style:style>
    <style:style style:name="P11" style:family="paragraph" style:parent-style-name="Text_20_body" style:list-style-name="L6">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6c69" officeooo:paragraph-rsid="00080860" style:font-size-asian="12pt" style:font-size-complex="12pt"/>
    </style:style>
    <style:style style:name="P12" style:family="paragraph" style:parent-style-name="Heading_20_1">
      <style:paragraph-properties fo:break-before="page"/>
    </style:style>
    <style:style style:name="P13"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paragraph-rsid="0008ba7d" style:font-size-asian="12pt" style:font-size-complex="12pt"/>
    </style:style>
    <style:style style:name="P14"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ff64a" officeooo:paragraph-rsid="0008ba7d" style:font-size-asian="12pt" style:font-size-complex="12pt"/>
    </style:style>
    <style:style style:name="P15"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eb47" officeooo:paragraph-rsid="0008ba7d" style:font-size-asian="12pt" style:font-size-complex="12pt"/>
    </style:style>
    <style:style style:name="P16" style:family="paragraph" style:parent-style-name="Heading_20_3">
      <style:text-properties officeooo:rsid="001a5098" officeooo:paragraph-rsid="001a5098"/>
    </style:style>
    <style:style style:name="P17"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ff64a" officeooo:paragraph-rsid="000b7c6e" style:font-size-asian="12pt" style:font-size-complex="12pt"/>
    </style:style>
    <style:style style:name="P18"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eb47" officeooo:paragraph-rsid="000b7c6e" style:font-size-asian="12pt" style:font-size-complex="12pt"/>
    </style:style>
    <style:style style:name="P19"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08ba7d" officeooo:paragraph-rsid="0008ba7d" style:font-size-asian="12pt" style:font-size-complex="12pt"/>
    </style:style>
    <style:style style:name="P20" style:family="paragraph" style:parent-style-name="Text_20_body" style:list-style-name="L7">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officeooo:paragraph-rsid="0008ba7d"/>
    </style:style>
    <style:style style:name="P21" style:family="paragraph" style:parent-style-name="Standard" style:list-style-name="L7">
      <loext:graphic-properties draw:fill="none"/>
      <style:paragraph-properties fo:margin-left="0cm" fo:margin-right="0cm" fo:margin-top="0cm" fo:margin-bottom="0.212cm" style:contextual-spacing="false" style:line-height-at-least="0.423cm" fo:text-align="justify" style:justify-single-word="false" fo:orphans="0" fo:widows="0" fo:text-indent="0cm" style:auto-text-indent="false" fo:background-color="transparent" style:writing-mode="lr-tb"/>
      <style:text-properties officeooo:paragraph-rsid="000b7c6e"/>
    </style:style>
    <style:style style:name="P22" style:family="paragraph" style:parent-style-name="Text_20_body" style:list-style-name="L7" style:master-page-name="">
      <loext:graphic-properties draw:fill="none"/>
      <style:paragraph-properties fo:margin-left="1.3cm" fo:margin-right="0cm" fo:margin-top="0cm" fo:margin-bottom="0.212cm" style:contextual-spacing="false" style:line-height-at-least="0.423cm" fo:text-align="justify" style:justify-single-word="false" fo:keep-together="always" fo:orphans="0" fo:widows="0" fo:text-indent="0cm" style:auto-text-indent="false" style:page-number="auto" fo:background-color="transparent" style:writing-mode="lr-tb">
        <style:tab-stops/>
      </style:paragraph-properties>
      <style:text-properties style:font-name="Times New Roman" fo:font-size="12pt" officeooo:paragraph-rsid="000b7c6e" style:font-size-asian="12pt" style:font-size-complex="12pt"/>
    </style:style>
    <style:style style:name="P23" style:family="paragraph" style:parent-style-name="Text_20_body" style:list-style-name="L7">
      <loext:graphic-properties draw:fill="none"/>
      <style:paragraph-properties fo:margin-left="1.3cm" fo:margin-right="0cm" fo:margin-top="0cm" fo:margin-bottom="0.212cm" style:contextual-spacing="false" style:line-height-at-least="0.423cm" fo:text-align="justify" style:justify-single-word="false" fo:keep-together="always" fo:orphans="0" fo:widows="0" fo:text-indent="0cm" style:auto-text-indent="false" fo:background-color="transparent" style:writing-mode="lr-tb">
        <style:tab-stops/>
      </style:paragraph-properties>
      <style:text-properties style:font-name="Times New Roman" fo:font-size="12pt" officeooo:paragraph-rsid="000b7c6e" style:font-size-asian="12pt" style:font-size-complex="12pt"/>
    </style:style>
    <style:style style:name="P24" style:family="paragraph" style:parent-style-name="Heading_20_1" style:master-page-name="Converter_20_1">
      <style:paragraph-properties style:page-number="auto"/>
    </style:style>
    <style:style style:name="P25" style:family="paragraph" style:parent-style-name="Text_20_body">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c35ad" officeooo:paragraph-rsid="001c35ad" style:font-size-asian="12pt" style:font-size-complex="12pt"/>
    </style:style>
    <style:style style:name="P26" style:family="paragraph" style:parent-style-name="Table_20_Contents">
      <style:paragraph-properties fo:text-align="justify" style:justify-single-word="false"/>
      <style:text-properties officeooo:rsid="001c35ad" officeooo:paragraph-rsid="001c35ad"/>
    </style:style>
    <style:style style:name="P27" style:family="paragraph" style:parent-style-name="Text_20_body">
      <loext:graphic-properties draw:fill="none"/>
      <style:paragraph-properties fo:margin-top="0cm" fo:margin-bottom="0.212cm" style:contextual-spacing="false" style:line-height-at-least="0.423cm" fo:text-align="justify" style:justify-single-word="false" fo:orphans="0" fo:widows="0" fo:background-color="transparent" style:writing-mode="lr-tb"/>
      <style:text-properties style:font-name="Times New Roman" fo:font-size="12pt" officeooo:rsid="0016eb47" officeooo:paragraph-rsid="001c35ad" style:font-size-asian="12pt" style:font-size-complex="12pt"/>
    </style:style>
    <style:style style:name="P28" style:family="paragraph" style:parent-style-name="Text_20_body">
      <style:paragraph-properties fo:text-align="justify" style:justify-single-word="false"/>
      <style:text-properties fo:color="#ff0000" loext:opacity="100%" style:font-name="Times New Roman" fo:font-size="12pt" officeooo:paragraph-rsid="00152e94" style:font-size-asian="12pt" style:font-size-complex="12pt"/>
    </style:style>
    <style:style style:name="P29" style:family="paragraph" style:parent-style-name="Text_20_body" style:list-style-name="L8">
      <style:paragraph-properties fo:margin-top="0cm" fo:margin-bottom="0cm" style:contextual-spacing="false" fo:text-align="justify" style:justify-single-word="false"/>
      <style:text-properties officeooo:paragraph-rsid="00152e94"/>
    </style:style>
    <style:style style:name="P30" style:family="paragraph" style:parent-style-name="Text_20_body" style:list-style-name="L8">
      <style:paragraph-properties fo:margin-top="0cm" fo:margin-bottom="0cm" style:contextual-spacing="false" fo:text-align="justify" style:justify-single-word="false"/>
      <style:text-properties fo:color="#ff0000" loext:opacity="100%" style:font-name="Times New Roman" fo:font-size="12pt" officeooo:paragraph-rsid="00152e94" style:font-size-asian="12pt" style:font-size-complex="12pt"/>
    </style:style>
    <style:style style:name="P31" style:family="paragraph" style:parent-style-name="Text_20_body" style:list-style-name="L8">
      <style:paragraph-properties fo:text-align="justify" style:justify-single-word="false"/>
      <style:text-properties fo:color="#ff0000" loext:opacity="100%" style:font-name="Times New Roman" fo:font-size="12pt" officeooo:paragraph-rsid="00152e94" style:font-size-asian="12pt" style:font-size-complex="12pt"/>
    </style:style>
    <style:style style:name="P32" style:family="paragraph" style:parent-style-name="Text_20_body" style:list-style-name="L9">
      <style:paragraph-properties fo:margin-top="0cm" fo:margin-bottom="0cm" style:contextual-spacing="false" fo:text-align="justify" style:justify-single-word="false"/>
      <style:text-properties officeooo:paragraph-rsid="00152e94"/>
    </style:style>
    <style:style style:name="P33" style:family="paragraph" style:parent-style-name="Text_20_body" style:list-style-name="L9">
      <style:paragraph-properties fo:margin-top="0cm" fo:margin-bottom="0cm" style:contextual-spacing="false" fo:text-align="justify" style:justify-single-word="false"/>
      <style:text-properties fo:color="#ff0000" loext:opacity="100%" style:font-name="Times New Roman" fo:font-size="12pt" officeooo:paragraph-rsid="00152e94" style:font-size-asian="12pt" style:font-size-complex="12pt"/>
    </style:style>
    <style:style style:name="P34" style:family="paragraph" style:parent-style-name="Text_20_body" style:list-style-name="L9">
      <style:paragraph-properties fo:text-align="justify" style:justify-single-word="false"/>
      <style:text-properties fo:color="#ff0000" loext:opacity="100%" style:font-name="Times New Roman" fo:font-size="12pt" officeooo:paragraph-rsid="00152e94" style:font-size-asian="12pt" style:font-size-complex="12pt"/>
    </style:style>
    <style:style style:name="P35" style:family="paragraph" style:parent-style-name="Text_20_body">
      <style:paragraph-properties fo:text-align="justify" style:justify-single-word="false"/>
      <style:text-properties style:font-name="Times New Roman" fo:font-size="12pt" officeooo:paragraph-rsid="001122c1" style:font-size-asian="12pt" style:font-size-complex="12pt"/>
    </style:style>
    <style:style style:name="P36" style:family="paragraph" style:parent-style-name="Text_20_body">
      <style:text-properties fo:font-size="12pt" officeooo:rsid="000eb00d" officeooo:paragraph-rsid="000eb00d" style:font-size-asian="12pt" style:font-size-complex="12pt"/>
    </style:style>
    <style:style style:name="P37" style:family="paragraph" style:parent-style-name="Text_20_body">
      <style:text-properties fo:font-size="12pt" officeooo:rsid="000eb00d" officeooo:paragraph-rsid="001122c1" style:font-size-asian="12pt" style:font-size-complex="12pt"/>
    </style:style>
    <style:style style:name="P38" style:family="paragraph" style:parent-style-name="Text_20_body" style:list-style-name="L10">
      <style:text-properties fo:font-size="12pt" officeooo:rsid="000eb00d" officeooo:paragraph-rsid="001122c1" style:font-size-asian="12pt" style:font-size-complex="12pt"/>
    </style:style>
    <style:style style:name="P39" style:family="paragraph" style:parent-style-name="Text_20_body" style:list-style-name="L11">
      <style:text-properties fo:font-size="12pt" officeooo:paragraph-rsid="001122c1" style:font-size-asian="12pt" style:font-size-complex="12pt"/>
    </style:style>
    <style:style style:name="P40" style:family="paragraph" style:parent-style-name="Table_20_Contents">
      <style:paragraph-properties fo:text-align="justify" style:justify-single-word="false"/>
      <style:text-properties style:font-name="Arial1" officeooo:paragraph-rsid="000eb00d"/>
    </style:style>
    <style:style style:name="P41" style:family="paragraph" style:parent-style-name="Standard">
      <style:text-properties officeooo:rsid="000eb00d" officeooo:paragraph-rsid="000eb00d"/>
    </style:style>
    <style:style style:name="P42" style:family="paragraph" style:parent-style-name="Text_20_body">
      <style:text-properties fo:font-size="12pt" style:font-size-asian="12pt" style:font-size-complex="12pt"/>
    </style:style>
    <style:style style:name="P43" style:family="paragraph" style:parent-style-name="Text_20_body" style:list-style-name="L12">
      <style:text-properties fo:font-size="12pt" style:font-size-asian="12pt" style:font-size-complex="12pt"/>
    </style:style>
    <style:style style:name="P44" style:family="paragraph" style:parent-style-name="Text_20_body" style:list-style-name="L13">
      <style:text-properties fo:font-size="12pt" style:font-size-asian="12pt" style:font-size-complex="12pt"/>
    </style:style>
    <style:style style:name="P45" style:family="paragraph" style:parent-style-name="Text_20_body" style:list-style-name="L14">
      <style:text-properties fo:font-size="12pt" style:font-size-asian="12pt" style:font-size-complex="12pt"/>
    </style:style>
    <style:style style:name="P46" style:family="paragraph" style:parent-style-name="Text_20_body" style:list-style-name="L15">
      <style:text-properties fo:font-size="12pt" style:font-size-asian="12pt" style:font-size-complex="12pt"/>
    </style:style>
    <style:style style:name="T1" style:family="text">
      <style:text-properties officeooo:rsid="00186443"/>
    </style:style>
    <style:style style:name="T2" style:family="text">
      <style:text-properties fo:font-variant="normal" fo:text-transform="none" style:font-name="Times New Roman" fo:font-size="12pt" fo:language="pt" fo:country="BR" fo:font-style="normal" fo:font-weight="normal" style:font-size-asian="12pt" style:font-size-complex="12pt"/>
    </style:style>
    <style:style style:name="T3" style:family="text">
      <style:text-properties fo:font-size="12pt" officeooo:rsid="00186443" style:font-size-asian="12pt" style:font-size-complex="12pt"/>
    </style:style>
    <style:style style:name="T4" style:family="text">
      <style:text-properties officeooo:rsid="0014cca2"/>
    </style:style>
    <style:style style:name="T5" style:family="text">
      <style:text-properties officeooo:rsid="00166c69"/>
    </style:style>
    <style:style style:name="T6" style:family="text">
      <style:text-properties officeooo:rsid="0016eb47"/>
    </style:style>
    <style:style style:name="T7" style:family="text">
      <style:text-properties officeooo:rsid="001ff64a"/>
    </style:style>
    <style:style style:name="T8" style:family="text">
      <style:text-properties officeooo:rsid="00202789"/>
    </style:style>
    <style:style style:name="T9" style:family="text">
      <style:text-properties style:font-name="Times New Roman" fo:font-size="12pt" fo:font-weight="normal" officeooo:rsid="0008ba7d" style:font-size-asian="12pt" style:font-weight-asian="normal" style:font-size-complex="12pt" style:font-weight-complex="normal"/>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fo:font-weight="normal" style:font-weight-asian="normal" style:font-weight-complex="normal"/>
    </style:style>
    <style:style style:name="T12" style:family="text">
      <style:text-properties officeooo:rsid="001a5098"/>
    </style:style>
    <style:style style:name="T13" style:family="text">
      <style:text-properties officeooo:rsid="002099f2"/>
    </style:style>
    <style:style style:name="T14" style:family="text">
      <style:text-properties fo:font-weight="bold" style:font-weight-asian="bold" style:font-style-complex="italic" style:font-weight-complex="bold"/>
    </style:style>
    <style:style style:name="T15" style:family="text">
      <style:text-properties fo:color="#ff0000" loext:opacity="100%" style:font-name="Times New Roman" fo:font-size="12pt" style:font-size-asian="12pt" style:font-size-complex="12pt"/>
    </style:style>
    <style:style style:name="T16" style:family="text">
      <style:text-properties officeooo:rsid="001122c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ubject>HubGourmet – Sistema de Gestão de Eventos Gastronômicos</text:subject></text:p>
      <text:p text:style-name="Title">Especificações de Referência para o Sistema</text:p>
      <text:h text:style-name="Heading_20_1" text:outline-level="1">Introduction</text:h>
      <text:p text:style-name="P2"><text:tab/><text:span text:style-name="T1">O presente documento busca estabelecer requisitos técnicos não-funcionais para o sistema HubGourmet, voltado para suprir a demanda de realização de feiras gastronômicas. São abordados aqui questões sobre interfaces, regras de negócio, restrições do sistema, conformidade legal e documentação. de Este documento deverá servir de base para verificação, validação e conformidade técnica do sistema.</text:span></text:p>
      <text:p text:style-name="P3"><text:span text:style-name="T2"/></text:p>
      <text:h text:style-name="Heading_20_1" text:outline-level="1">Qualidades do Sistema</text:h>
      <text:p text:style-name="Standard"><text:tab/><text:span text:style-name="T3">As qualidades que o sistema deve comportar são as seguintes:</text:span></text:p>
      <text:h text:style-name="Heading_20_2" text:outline-level="2">Usabilidade</text:h>
      <text:list text:style-name="L1">
        <text:list-item>
          <text:p text:style-name="P4">Intuitividade: <text:span text:style-name="T4">deve ser intuitívo e de fácil uso para pessoas com baixa experiência com tecnologia, tendo suas funcionalidades principais facilmente acessíveis.</text:span></text:p>
        </text:list-item>
        <text:list-item>
          <text:p text:style-name="P4">Consistência: <text:span text:style-name="T5">deve se ter consistência nas interfaces de usuário e na experiência do usuário em todas as telas ou páginas do sistema.</text:span></text:p>
        </text:list-item>
        <text:list-item>
          <text:p text:style-name="P4">Aprendizagem: <text:span text:style-name="T5">deve se ter um tempo mínimo de aprendizagem, com fornecimento de instruções de uso e documentação clara para usuários de diferentes níveis.</text:span></text:p>
        </text:list-item>
        <text:list-item>
          <text:p text:style-name="P4">Acessibilidade: <text:span text:style-name="T4">seguir as orientações da Web Content Accessibility Guidelines (WCAG) para suporte a pessoas com deficiências.</text:span></text:p>
        </text:list-item>
        <text:list-item>
          <text:p text:style-name="P4">Feedback ao Usuário: <text:span text:style-name="T4">o sistema deve prover rapidamente o retorno das ações do usuário, indicando </text:span><text:span text:style-name="T5">sucesso, progresso e erros durante suas requisições.</text:span></text:p>
        </text:list-item>
      </text:list>
      <text:h text:style-name="Heading_20_2" text:outline-level="2">Confiabilidade</text:h>
      <text:list text:style-name="L2">
        <text:list-item>
          <text:p text:style-name="P5">Tratamento de Erros: Exibir mensagens claras de erros e tratar as exceções para evitar falhas gerais</text:p>
        </text:list-item>
        <text:list-item>
          <text:p text:style-name="P5">Recuperabilidade: O sistema deverá se recuperar para um estado consistente com o mínimo de perda de dados</text:p>
        </text:list-item>
        <text:list-item>
          <text:p text:style-name="P5">Consistência de dados: garantir integridade de dados durantes as operações, sobretudo em transações financeiras e descrições.</text:p>
        </text:list-item>
      </text:list>
      <text:h text:style-name="Heading_20_2" text:outline-level="2">Desempenho</text:h>
      <text:h text:style-name="P6" text:outline-level="3">Tempo de resposta</text:h>
      <text:list text:style-name="L3">
        <text:list-item>
          <text:p text:style-name="P7">Deve carregar páginas ou janelas em, no máximo, 3 segundos.</text:p>
        </text:list-item>
        <text:list-item>
          <text:p text:style-name="P7">Deve processar transações e registros complexos em, no máximo, 5 segundos.</text:p>
        </text:list-item>
      </text:list>
      <text:p text:style-name="P8"/>
      <text:h text:style-name="P6" text:outline-level="3"><text:soft-page-break/>Capacidade/Escalabilidade</text:h>
      <text:p text:style-name="P8"><text:tab/>O sistema deverá suportar um número de usuários simultâneos, sem degradação perceptível de desempenho, sobretudo em fases de pico, como durante abertura de inscrições ou vendas de ingressos, de acordo com as seguintes características:</text:p>
      <text:list text:style-name="L4">
        <text:list-item>
          <text:p text:style-name="P9">Organizadores: escala de dezenas</text:p>
        </text:list-item>
        <text:list-item>
          <text:p text:style-name="P9">Expositores: escala de centenas</text:p>
        </text:list-item>
        <text:list-item>
          <text:p text:style-name="P9">Visitantes: escala de milhares</text:p>
        </text:list-item>
      </text:list>
      <text:p text:style-name="P8"/>
      <text:h text:style-name="P6" text:outline-level="3">Disponibilidade</text:h>
      <text:list text:style-name="L5">
        <text:list-item>
          <text:p text:style-name="P10">Deve estar disponível a maior parte do tempo, sobretudo em períodos de inscrições e dias de feira, exceto durante manutenções programadas, idealmente alcançando 80% do tempo.</text:p>
        </text:list-item>
        <text:list-item>
          <text:p text:style-name="P10">Deve ser tolerante a falhas e ter mecanismos de backup e manutenção rápida.</text:p>
        </text:list-item>
      </text:list>
      <text:h text:style-name="Heading_20_2" text:outline-level="2">Suportabilidade</text:h>
      <text:list text:style-name="L6">
        <text:list-item>
          <text:p text:style-name="P11">Modularidade: deve se buscar a modularidade do código-fonte <text:s/>para facilitar a adição de novas funcionalidades, correção de bugs e realização de melhorias, colaborando para a liongevidade do sistema.</text:p>
        </text:list-item>
        <text:list-item>
          <text:p text:style-name="P11">Documentação: a arquitetura e os modelos do sistema devem ser claros e compreensíveis.</text:p>
        </text:list-item>
        <text:list-item>
          <text:p text:style-name="P11">Testabilidade: o sistema deve permitir testes de funcionalidades e de componentes.</text:p>
        </text:list-item>
        <text:list-item>
          <text:p text:style-name="P11">Configurabilidade: deve estarem previstas funcionalidades como tipos de ingresso, opções de pagamento, campos de inscrição e regras de negócio devem ser configuráveis sem a necessidade de alteração do código.</text:p>
        </text:list-item>
      </text:list>
      <text:h text:style-name="P12" text:outline-level="1">Interface do Sistema</text:h>
      <text:h text:style-name="Heading_20_2" text:outline-level="2">Interface de Usuário</text:h>
      <text:h text:style-name="Heading_20_3" text:outline-level="3">Aparência e Impressão (Look &amp; Feel) </text:h>
      <text:list xml:id="list4234019057" text:style-name="L7">
        <text:list-item>
          <text:p text:style-name="P13"><text:span text:style-name="T6">Pode se usar um padrão visual divergente, </text:span><text:span text:style-name="T7">optando</text:span><text:span text:style-name="T6"> um padrão limpo e pouco estimulante, com paleta de cores frias para os usuários administradores, colaboradores, organizadores </text:span><text:span text:style-name="T7">e parceiros</text:span><text:span text:style-name="T6">, enquanto se usa um visual estimulante, com paletas de cores quentes para os visitantes das exposições.</text:span></text:p>
        </text:list-item>
      </text:list>
      <text:h text:style-name="Heading_20_3" text:outline-level="3">Requisitos de Leitura e Navegação</text:h>
      <text:list xml:id="list105852679666063" text:continue-numbering="true" text:style-name="L7">
        <text:list-item>
          <text:p text:style-name="P14">Priorizar um leiaute de fácil navegação e acessível a usuários com conhecimento tecnológico básico.</text:p>
        </text:list-item>
        <text:list-item>
          <text:p text:style-name="P14">Permitir que diferentes classes de usuário tenham suas funcionalidades específicas atendidas, sem intersecção desnecessárias com elementos não usados para a sua classe.</text:p>
        </text:list-item>
        <text:list-item>
          <text:p text:style-name="P14">Fazer uso janelas e/ou telas para apresentar as informações, prover campos <text:span text:style-name="T8">e formulários claros e objetivos </text:span>para inserção de dados, listas para elencar elementos similares, e botões, todos seguindo os mesmos padrões visuais.</text:p>
        </text:list-item>
        <text:list-item>
          <text:p text:style-name="P15">Estabelecer respostas padronizadas à interação com o usuário, fornecendo elementos visuais de confirmações e mensagens de erros claras.</text:p>
        </text:list-item>
        <text:list-item>
          <text:p text:style-name="P15">Leiaute responsivo para múltiplas plataformas pode ser um requisito a ser implementado ao se expandir a ferramenta para outros dispositivos.</text:p>
        </text:list-item>
        <text:list-item>
          <text:p text:style-name="P15">Garantir a conformidade legal de navegação em termos de acessibilidade, dando abertura para elementos elementos de acessibilidade adicionais com a maturidade do sistema.</text:p>
        </text:list-item>
      </text:list>
      <text:h text:style-name="P16" text:outline-level="3">Consistência</text:h>
      <text:list xml:id="list105851688287593" text:continue-numbering="true" text:style-name="L7">
        <text:list-item>
          <text:p text:style-name="P17">Permitir que diferentes classes de usuário tenham suas funcionalidades específicas atendidas, sem intersecção desnecessárias com elementos não usados para a sua classe.</text:p>
        </text:list-item>
        <text:list-item>
          <text:p text:style-name="P17">Fazer uso janelas e/ou telas para apresentar as informações, prover campos <text:span text:style-name="T8">e formulários claros e objetivos </text:span>para inserção de dados, listas para elencar elementos similares, e botões, todos seguindo os mesmos padrões visuais.</text:p>
        </text:list-item>
        <text:list-item>
          <text:p text:style-name="P18">Estabelecer respostas padronizadas à interação com o usuário, fornecendo elementos visuais de confirmações e mensagens de erros claras.</text:p>
        </text:list-item>
        <text:list-item>
          <text:p text:style-name="P18">Leiaute responsivo para múltiplas plataformas pode ser um requisito a ser implementado ao se expandir a ferramenta para outros dispositivos.</text:p>
        </text:list-item>
        <text:list-item>
          <text:p text:style-name="P18">Garantir a conformidade legal de navegação em termos de acessibilidade, dando abertura para elementos elementos de acessibilidade adicionais com a maturidade do sistema.</text:p>
        </text:list-item>
        <text:list-item>
          <text:p text:style-name="P19">Visual: </text:p>
          <text:list>
            <text:list-item>
              <text:p text:style-name="P20"><text:span text:style-name="T9">Uso das </text:span><text:span text:style-name="Strong_20_Emphasis"><text:span text:style-name="T9">mesmas cores</text:span></text:span><text:span text:style-name="T9"> para elementos com a mesma função (ex.: azul para botões de ação, vermelho para excluir). </text:span></text:p>
            </text:list-item>
            <text:list-item>
              <text:p text:style-name="P20"><text:soft-page-break/><text:span text:style-name="Strong_20_Emphasis"><text:span text:style-name="T10">Tipografia uniforme:</text:span></text:span><text:span text:style-name="T10"> títulos, subtítulos, textos e botões seguem hierarquia de tamanhos e pesos.</text:span></text:p>
            </text:list-item>
            <text:list-item>
              <text:p text:style-name="P19"><text:span text:style-name="Strong_20_Emphasis"><text:span text:style-name="T11">Ícones padronizados:</text:span></text:span><text:span text:style-name="T11"> se</text:span>mpre usar o mesmo ícone para uma ação específica (ex.: lápis para editar, lixeira para excluir).</text:p>
            </text:list-item>
          </text:list>
        </text:list-item>
        <text:list-item>
          <text:p text:style-name="P21"><text:span text:style-name="Strong_20_Emphasis"><text:span text:style-name="T10">Consistência de Comportamento</text:span></text:span></text:p>
          <text:list>
            <text:list-item>
              <text:p text:style-name="P22">Campos obrigatórios sempre são indicados do mesmo jeito (ex.: asterisco "*").</text:p>
            </text:list-item>
            <text:list-item>
              <text:p text:style-name="P23">Erros são tratados da mesma forma em todas as telas (ex.: mensagem em vermelho abaixo do campo).</text:p>
            </text:list-item>
            <text:list-item>
              <text:p text:style-name="P23">Botões como "Salvar", "Cancelar", "Excluir" sempre executam a mesma função, independentemente da tela.</text:p>
            </text:list-item>
          </text:list>
        </text:list-item>
      </text:list>
      <text:h text:style-name="Heading_20_2" text:outline-level="2">Interfaces para Sistemas Externos e Outros Dispositivos</text:h>
      <text:list xml:id="list105853113191653" text:continue-numbering="true" text:style-name="L7">
        <text:list-item>
          <text:p text:style-name="P18"><text:span text:style-name="T12">I</text:span>ntegração com outros aplicativos como sistemas de pagamento online (ex: PagSeguro, MercadoPago, Stripe). Além de integração com Redes sociais para divulgação e captação de público. Assim, como a desejável e necessário conexão com Plataformas de emissão de ingressos (ex: Sympla, Eventbrite). </text:p>
        </text:list-item>
      </text:list>
      <text:h text:style-name="Heading_20_3" text:outline-level="3">Interface de Comunicação</text:h>
      <text:list text:continue-numbering="true" text:style-name="L7">
        <text:list-item>
          <text:p text:style-name="P18"><text:span text:style-name="T13">Limitar as opções de costumização ao básico, priorizando a usabilidade, aumentando as capacidades de personalização com a maturidade do sistema e a recepção do público</text:span>.</text:p>
        </text:list-item>
      </text:list>
      <text:h text:style-name="P24" text:outline-level="1">Regras de Negócio</text:h>
      <text:p text:style-name="InfoBlue">[Business rules are statements that define or constrain some aspect of the business. Business rules are often represented as production rules when they are meant to be directly executed by an IT System: a production rule is an independent statement of programming logic that specifies the execution of one or more actions in the case that its conditions are satisfied. Production Rules define the operation semantic for the system in a technologic independent way. They constrain the behavior expressed in system use cases.</text:p>
      <text:p text:style-name="InfoBlue">Organize this document on rule classes, a high level grouping of candidate or actual rules about one <text:span text:style-name="T14">business concept</text:span> with a specific kind of <text:span text:style-name="T14">logic processing</text:span>, example: Driver Risk Assessment Rules or Customer Validation Rules.]</text:p>
      <text:p text:style-name="P25">O sistema deverá implementar as seguintes regras de negócio:</text:p>
      <table:table table:name="Tabela4" table:style-name="Tabela4">
        <table:table-column table:style-name="Tabela4.A" table:number-columns-repeated="3"/>
        <table:table-row>
          <table:table-cell table:style-name="Tabela4.A1" office:value-type="string">
            <text:p text:style-name="P26">Regra de Negócio</text:p>
          </table:table-cell>
          <table:table-cell table:style-name="Tabela4.A1" office:value-type="string">
            <text:p text:style-name="P26">Descrição</text:p>
          </table:table-cell>
          <table:table-cell table:style-name="Tabela4.C1" office:value-type="string">
            <text:p text:style-name="P26">Tipo</text:p>
          </table:table-cell>
        </table:table-row>
        <table:table-row>
          <table:table-cell table:style-name="Tabela4.A2" office:value-type="string">
            <text:p text:style-name="P26">Validação de CPF</text:p>
          </table:table-cell>
          <table:table-cell table:style-name="Tabela4.A2" office:value-type="string">
            <text:p text:style-name="P26">Todo usuário deverá ter CPF válido para realizar o cadastro no sistema</text:p>
          </table:table-cell>
          <table:table-cell table:style-name="Tabela4.C2" office:value-type="string">
            <text:p text:style-name="P26">Validação</text:p>
          </table:table-cell>
        </table:table-row>
        <table:table-row>
          <table:table-cell table:style-name="Tabela4.A2" office:value-type="string">
            <text:p text:style-name="P26">Definição de estatus para cadastro de expositores</text:p>
          </table:table-cell>
          <table:table-cell table:style-name="Tabela4.A2" office:value-type="string">
            <text:p text:style-name="P26"/>
          </table:table-cell>
          <table:table-cell table:style-name="Tabela4.C2" office:value-type="string">
            <text:p text:style-name="P26">Processo</text:p>
          </table:table-cell>
        </table:table-row>
        <table:table-row>
          <table:table-cell table:style-name="Tabela4.A2" office:value-type="string">
            <text:p text:style-name="P26">Cancelamento de canidatura</text:p>
          </table:table-cell>
          <table:table-cell table:style-name="Tabela4.A2" office:value-type="string">
            <text:p text:style-name="P26"/>
          </table:table-cell>
          <table:table-cell table:style-name="Tabela4.C2" office:value-type="string">
            <text:p text:style-name="P26">Processo</text:p>
          </table:table-cell>
        </table:table-row>
        <table:table-row>
          <table:table-cell table:style-name="Tabela4.A2" office:value-type="string">
            <text:p text:style-name="P26"/>
          </table:table-cell>
          <table:table-cell table:style-name="Tabela4.A2" office:value-type="string">
            <text:p text:style-name="P26"/>
          </table:table-cell>
          <table:table-cell table:style-name="Tabela4.C2" office:value-type="string">
            <text:p text:style-name="P26"/>
          </table:table-cell>
        </table:table-row>
        <table:table-row>
          <table:table-cell table:style-name="Tabela4.A2" office:value-type="string">
            <text:p text:style-name="P26"/>
          </table:table-cell>
          <table:table-cell table:style-name="Tabela4.A2" office:value-type="string">
            <text:p text:style-name="P26"/>
          </table:table-cell>
          <table:table-cell table:style-name="Tabela4.C2" office:value-type="string">
            <text:p text:style-name="P26"/>
          </table:table-cell>
        </table:table-row>
        <table:table-row>
          <table:table-cell table:style-name="Tabela4.A2" office:value-type="string">
            <text:p text:style-name="P26"/>
          </table:table-cell>
          <table:table-cell table:style-name="Tabela4.A2" office:value-type="string">
            <text:p text:style-name="P26"/>
          </table:table-cell>
          <table:table-cell table:style-name="Tabela4.C2" office:value-type="string">
            <text:p text:style-name="P26"/>
          </table:table-cell>
        </table:table-row>
        <table:table-row>
          <table:table-cell table:style-name="Tabela4.A2" office:value-type="string">
            <text:p text:style-name="P26">V</text:p>
          </table:table-cell>
          <table:table-cell table:style-name="Tabela4.A2" office:value-type="string">
            <text:p text:style-name="P26"/>
          </table:table-cell>
          <table:table-cell table:style-name="Tabela4.C2" office:value-type="string">
            <text:p text:style-name="P26"/>
          </table:table-cell>
        </table:table-row>
        <table:table-row>
          <table:table-cell table:style-name="Tabela4.A2" office:value-type="string">
            <text:p text:style-name="P26">Venda de ingresso para o mesmo dia da compra</text:p>
          </table:table-cell>
          <table:table-cell table:style-name="Tabela4.A2" office:value-type="string">
            <text:p text:style-name="P26">A data do ingresso deverá coincidir com a data de sua compra</text:p>
          </table:table-cell>
          <table:table-cell table:style-name="Tabela4.C2" office:value-type="string">
            <text:p text:style-name="P26">Comercial</text:p>
          </table:table-cell>
        </table:table-row>
      </table:table>
      <text:p text:style-name="P25"/>
      <text:p text:style-name="P27"/>
      <text:p text:style-name="P28">Essas são as regras que governam as operações e os dados dentro do sistema, refletindo a lógica de negócio da feira gastronômica.</text:p>
      <text:list text:style-name="L8">
        <text:list-item>
          <text:p text:style-name="P29"><text:span text:style-name="Strong_20_Emphasis"><text:span text:style-name="T15">Processo de Inscrição de Expositores:</text:span></text:span><text:span text:style-name="T15"> </text:span></text:p>
          <text:list>
            <text:list-item>
              <text:p text:style-name="P30">Definição de status para as candidaturas (ex: rascunho, pendente, aprovado, rejeitado, cancelado). </text:p>
            </text:list-item>
            <text:list-item>
              <text:p text:style-name="P30">Critérios e fluxo de aprovação de expositores (ex: documentos obrigatórios, avaliação de portfólio, conformidade com a legislação sanitária). </text:p>
            </text:list-item>
            <text:list-item>
              <text:p text:style-name="P30">Regras para prazos de inscrição e pagamentos. </text:p>
            </text:list-item>
          </text:list>
        </text:list-item>
        <text:list-item>
          <text:p text:style-name="P29"><text:span text:style-name="Strong_20_Emphasis"><text:span text:style-name="T15">Gestão de Pagamentos e Finanças:</text:span></text:span><text:span text:style-name="T15"> </text:span></text:p>
          <text:list>
            <text:list-item>
              <text:p text:style-name="P30">Regras para cálculo de valores de inscrições, descontos, multas por atraso. </text:p>
            </text:list-item>
            <text:list-item>
              <text:p text:style-name="P30">Processos de estorno e cancelamento de pagamentos. </text:p>
            </text:list-item>
            <text:list-item>
              <text:p text:style-name="P30">Definição de comissões (se o software processar vendas diretas). </text:p>
            </text:list-item>
          </text:list>
        </text:list-item>
        <text:list-item>
          <text:p text:style-name="P29"><text:span text:style-name="Strong_20_Emphasis"><text:span text:style-name="T15">Alocação de Espaços:</text:span></text:span><text:span text:style-name="T15"> </text:span></text:p>
          <text:list>
            <text:list-item>
              <text:p text:style-name="P30">Regras para a definição de tipos de estandes e seus respectivos valores. </text:p>
            </text:list-item>
            <text:list-item>
              <text:p text:style-name="P30"><text:soft-page-break/>Critérios para a atribuição de espaços aos expositores (ordem de inscrição, preferência, tipo de culinária). </text:p>
            </text:list-item>
            <text:list-item>
              <text:p text:style-name="P30">Regras de conflito (evitar alocar concorrentes diretos lado a lado, se aplicável). </text:p>
            </text:list-item>
          </text:list>
        </text:list-item>
        <text:list-item>
          <text:p text:style-name="P29"><text:span text:style-name="Strong_20_Emphasis"><text:span text:style-name="T15">Comunicação e Notificações:</text:span></text:span><text:span text:style-name="T15"> </text:span></text:p>
          <text:list>
            <text:list-item>
              <text:p text:style-name="P30">Definição dos tipos de notificações automáticas (e-mail, SMS) e seus gatilhos (ex: inscrição aprovada, pagamento pendente, lembrete de evento). </text:p>
            </text:list-item>
            <text:list-item>
              <text:p text:style-name="P30">Padrões para o conteúdo e o tom das comunicações. </text:p>
            </text:list-item>
          </text:list>
        </text:list-item>
        <text:list-item>
          <text:p text:style-name="P29"><text:span text:style-name="Strong_20_Emphasis"><text:span text:style-name="T15">Gerenciamento de Usuários e Permissões:</text:span></text:span><text:span text:style-name="T15"> </text:span></text:p>
          <text:list>
            <text:list-item>
              <text:p text:style-name="P30">Definição de perfis de usuário (ex: Administrador Global, Gerente de Evento, Analista Financeiro, Expositor, Visitante). </text:p>
            </text:list-item>
            <text:list-item>
              <text:p text:style-name="P31">As permissões específicas associadas a cada perfil (ex: apenas Administrador Global pode criar novos eventos; Gerente de Evento pode aprovar expositores).</text:p>
            </text:list-item>
          </text:list>
        </text:list-item>
      </text:list>
      <text:h text:style-name="Heading_20_2" text:outline-level="2">&lt;Rule class name&gt;</text:h>
      <text:h text:style-name="Heading_20_3" text:outline-level="3">&lt;Rule name and ID&gt;</text:h>
      <text:p text:style-name="InfoBlue">[The description defines the rule. It can be made in natural language typically following a decision table or a pattern like: <text:s/>if [condition-list] then [action-list], example: </text:p>
      <text:p text:style-name="InfoBlue">If there are at least 3 items of the same type in the customer shopping cart and each item’s value is greater than $30 then give to the customer a voucher whose value is 10% of the cheapest item.]</text:p>
      <text:h text:style-name="Heading_20_1" text:outline-level="1">Restrições do Sistema</text:h>
      <text:p text:style-name="InfoBlue">[Constraints are part of the + in the FURPS+ classification of supporting requirements. Describe any design; implementation or deployment constraints on the system being built that have been mandated and must be adhered to. Examples include software implementation languages, prescribed use of developmental tools, third-party components or class libraries, platform support, resource limits and requirements on the shape, size or weight of the resulting hardware housing the system.]</text:p>
      <text:p text:style-name="P28">Estas são as limitações ou requisitos que devem ser considerados durante o design e a implementação do software.</text:p>
      <text:list text:style-name="L9">
        <text:list-item>
          <text:p text:style-name="P32"><text:span text:style-name="Strong_20_Emphasis"><text:span text:style-name="T15">Tecnologia:</text:span></text:span><text:span text:style-name="T15"> </text:span></text:p>
          <text:list>
            <text:list-item>
              <text:p text:style-name="P32"><text:span text:style-name="Strong_20_Emphasis"><text:span text:style-name="T15">Plataforma de Desenvolvimento:</text:span></text:span><text:span text:style-name="T15"> Linguagens de programação, frameworks e bibliotecas permitidas (ex: React para frontend, Node.js para backend, Python para análises). </text:span></text:p>
            </text:list-item>
            <text:list-item>
              <text:p text:style-name="P32"><text:span text:style-name="Strong_20_Emphasis"><text:span text:style-name="T15">Banco de Dados:</text:span></text:span><text:span text:style-name="T15"> Tipo de banco de dados (relacional como PostgreSQL ou MySQL, NoSQL como MongoDB), e diretrizes para seu uso (ex: normalização, índices). </text:span></text:p>
            </text:list-item>
            <text:list-item>
              <text:p text:style-name="P32"><text:span text:style-name="Strong_20_Emphasis"><text:span text:style-name="T15">Infraestrutura:</text:span></text:span><text:span text:style-name="T15"> Requisitos de hospedagem (nuvem AWS, Azure, Google Cloud), servidores, contêineres (Docker, Kubernetes). </text:span></text:p>
            </text:list-item>
          </text:list>
        </text:list-item>
        <text:list-item>
          <text:p text:style-name="P32"><text:span text:style-name="Strong_20_Emphasis"><text:span text:style-name="T15">Integrações:</text:span></text:span><text:span text:style-name="T15"> </text:span></text:p>
          <text:list>
            <text:list-item>
              <text:p text:style-name="P32"><text:span text:style-name="Strong_20_Emphasis"><text:span text:style-name="T15">Sistemas Externos:</text:span></text:span><text:span text:style-name="T15"> Especificar integrações obrigatórias (ex: gateways de pagamento como Stripe ou Mercado Pago, plataformas de e-mail marketing como Mailchimp, sistemas de CRM). </text:span></text:p>
            </text:list-item>
            <text:list-item>
              <text:p text:style-name="P32"><text:soft-page-break/><text:span text:style-name="Strong_20_Emphasis"><text:span text:style-name="T15">APIs:</text:span></text:span><text:span text:style-name="T15"> Definir a necessidade de APIs públicas ou privadas para futuras integrações ou consumo de dados por outras aplicações. </text:span></text:p>
            </text:list-item>
          </text:list>
        </text:list-item>
        <text:list-item>
          <text:p text:style-name="P32"><text:span text:style-name="Strong_20_Emphasis"><text:span text:style-name="T15">Desempenho:</text:span></text:span><text:span text:style-name="T15"> </text:span></text:p>
          <text:list>
            <text:list-item>
              <text:p text:style-name="P33">Limites aceitáveis para tempo de resposta, throughput e capacidade de usuários simultâneos em diferentes cenários (ex: 2000 usuários simultâneos durante a abertura de vendas sem degradação superior a 15%). </text:p>
            </text:list-item>
          </text:list>
        </text:list-item>
        <text:list-item>
          <text:p text:style-name="P32"><text:span text:style-name="Strong_20_Emphasis"><text:span text:style-name="T15">Segurança:</text:span></text:span><text:span text:style-name="T15"> </text:span></text:p>
          <text:list>
            <text:list-item>
              <text:p text:style-name="P33">Padrões de criptografia para dados em trânsito e em repouso. </text:p>
            </text:list-item>
            <text:list-item>
              <text:p text:style-name="P33">Requisitos de testes de segurança (pen tests, varreduras de vulnerabilidade). </text:p>
            </text:list-item>
            <text:list-item>
              <text:p text:style-name="P33">Padrões de log e auditoria para todas as operações críticas. </text:p>
            </text:list-item>
          </text:list>
        </text:list-item>
        <text:list-item>
          <text:p text:style-name="P32"><text:span text:style-name="Strong_20_Emphasis"><text:span text:style-name="T15">Orçamento e Cronograma:</text:span></text:span><text:span text:style-name="T15"> </text:span></text:p>
          <text:list>
            <text:list-item>
              <text:p text:style-name="P34">Limitações financeiras e prazos de entrega que influenciam as escolhas tecnológicas e o escopo das funcionalidades.</text:p>
            </text:list-item>
          </text:list>
        </text:list-item>
      </text:list>
      <text:h text:style-name="Heading_20_1" text:outline-level="1">Conformidade do Sistema</text:h>
      <text:h text:style-name="Heading_20_2" text:outline-level="2">Licensing Requirements</text:h>
      <text:p text:style-name="P35">Assegurar que o software esteja em conformidade com leis, regulamentos e padrões da indústria.</text:p>
      <text:h text:style-name="Heading_20_2" text:outline-level="2"><text:span text:style-name="T16">Conformidade Legal, Direitos de Reprodução e Outros</text:span></text:h>
      <text:p text:style-name="P36">Proteção de Dados: Garantir conformidade com a LGPD e leis adjacentes sobre proteção de dados, considerando a GDPR e demais leis caso o sistema seja extendido para o público externo no futuro.</text:p>
      <text:p text:style-name="P37">Regulamentação financeira:</text:p>
      <text:list text:style-name="L10">
        <text:list-item>
          <text:p text:style-name="P38">Garantir conformidae normativa e legal sobre processamento de pagamentos, sendo esses realizados pelo sistema ou por terceiros.</text:p>
        </text:list-item>
        <text:list-item>
          <text:p text:style-name="P38">Garantir confirmidade legal de regras tributárias, incluindo emissão de notas fiscais</text:p>
        </text:list-item>
      </text:list>
      <text:p text:style-name="P37">Regulamentação Sanitária:</text:p>
      <text:list text:style-name="L11">
        <text:list-item>
          <text:p text:style-name="P39">Prover formas de gerenciar e facilitar a fiscalização por meio das normas sanitárias e de manipulação de alimentos vigentes</text:p>
        </text:list-item>
      </text:list>
      <text:h text:style-name="Heading_20_2" text:outline-level="2">Normas Aplicáveis</text:h>
      <table:table table:name="Tabela3" table:style-name="Tabela3">
        <table:table-column table:style-name="Tabela3.A"/>
        <table:table-column table:style-name="Tabela3.B"/>
        <table:table-row>
          <table:table-cell table:style-name="Tabela3.A1" office:value-type="string">
            <text:p text:style-name="P40">Categoria </text:p>
          </table:table-cell>
          <table:table-cell table:style-name="Tabela3.B1" office:value-type="string">
            <text:p text:style-name="P40">Norma/Padrão </text:p>
          </table:table-cell>
        </table:table-row>
        <table:table-row>
          <table:table-cell table:style-name="Tabela3.A2" office:value-type="string">
            <text:p text:style-name="P40">Usabilidade </text:p>
          </table:table-cell>
          <table:table-cell table:style-name="Tabela3.B2" office:value-type="string">
            <text:p text:style-name="P40">ISO 9241-210, ISO 25010, WCAG 2.1 </text:p>
          </table:table-cell>
        </table:table-row>
        <table:table-row>
          <table:table-cell table:style-name="Tabela3.A2" office:value-type="string">
            <text:p text:style-name="P40">Interoperabilidade </text:p>
          </table:table-cell>
          <table:table-cell table:style-name="Tabela3.B2" office:value-type="string">
            <text:p text:style-name="P40">ISO/IEC 19510, OpenAPI, JSON, XML <text:s/></text:p>
          </table:table-cell>
        </table:table-row>
        <table:table-row>
          <table:table-cell table:style-name="Tabela3.A2" office:value-type="string">
            <text:p text:style-name="P40">Qualidade </text:p>
          </table:table-cell>
          <table:table-cell table:style-name="Tabela3.B2" office:value-type="string">
            <text:p text:style-name="P40">ISO/IEC 25010 </text:p>
          </table:table-cell>
        </table:table-row>
        <table:table-row>
          <table:table-cell table:style-name="Tabela3.A2" office:value-type="string">
            <text:p text:style-name="P40">Segurança </text:p>
          </table:table-cell>
          <table:table-cell table:style-name="Tabela3.B2" office:value-type="string">
            <text:p text:style-name="P40">OWASP, ISO/IEC 27001 (Segurança da Informação) </text:p>
          </table:table-cell>
        </table:table-row>
        <table:table-row>
          <table:table-cell table:style-name="Tabela3.A2" office:value-type="string">
            <text:p text:style-name="P40">Boas práticas de código </text:p>
          </table:table-cell>
          <table:table-cell table:style-name="Tabela3.B2" office:value-type="string">
            <text:p text:style-name="P40">SOLID, PEP8, Git, CI/CD </text:p>
          </table:table-cell>
        </table:table-row>
      </table:table>
      <text:p text:style-name="P41"><text:soft-page-break/></text:p>
      <text:h text:style-name="Heading_20_1" text:outline-level="1">Documentação do Sistema</text:h>
      <text:p text:style-name="P42">Documentação de Requisitos</text:p>
      <text:p text:style-name="P42">Documentação de Arquitetura e Design</text:p>
      <text:p text:style-name="P42">Documentação Técnica para Desenvolvedores: </text:p>
      <text:list text:style-name="L12">
        <text:list-item>
          <text:p text:style-name="P43">Guia de instalação do ambiente, convenções de código, documentação de APIs internas, instruções de deploy e resolução de problemas comuns. </text:p>
        </text:list-item>
      </text:list>
      <text:p text:style-name="P42">Manual do Usuário: </text:p>
      <text:list text:style-name="L13">
        <text:list-item>
          <text:p text:style-name="P44">Guias detalhados para cada stakeholder (Organizadores, Expositores, Visitantes) sobre como usar o software, com instruções passo a passo, screenshots e FAQs. </text:p>
        </text:list-item>
      </text:list>
      <text:p text:style-name="P42">Documentação de Testes: </text:p>
      <text:list text:style-name="L14">
        <text:list-item>
          <text:p text:style-name="P45">Planos de teste, casos de teste, resultados de testes e relatórios de bugs. </text:p>
        </text:list-item>
      </text:list>
      <text:p text:style-name="P42">Documentação de Operação e Manutenção: </text:p>
      <text:list text:style-name="L15">
        <text:list-item>
          <text:p text:style-name="P46">Procedimentos para backup e recuperação de dados, monitoramento do sistema, planos de contingência e escalabilidade.<text:bookmark text:name="_PictureBullet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ook Antiqua" svg:font-family="'Book Antiqua'" style:font-family-generic="roman" style:font-pitch="variable"/>
    <style:font-face style:name="Courier New" svg:font-family="'Courier New'" style:font-family-generic="modern"/>
    <style:font-face style:name="Helvetica" svg:font-family="Helvetica"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pt" fo:country="BR"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pt" fo:country="BR"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chapter">
      <style:paragraph-properties fo:margin-left="1.27cm" fo:margin-right="0cm" fo:margin-top="0.212cm" fo:margin-bottom="0.106cm" style:contextual-spacing="false" fo:text-indent="-1.27cm" style:auto-text-indent="false" fo:keep-with-next="always"/>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chapter">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default-outline-level="3" style:class="chapter">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chapter">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chapter">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chapter">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chapter">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chapter">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chapter">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style:contextual-spacing="false" fo:text-align="justify" style:justify-single-word="false" fo:text-indent="0cm" style:auto-text-indent="false"/>
      <style:text-properties fo:color="#000000" loext:opacity="100%" fo:language="en" fo:country="AU"/>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1" fo:font-family="Arial" style:font-family-generic="swiss" style:font-pitch="variable" fo:font-size="18pt" fo:language="en" fo:country="AU" fo:font-style="italic" style:font-size-asian="18pt" style:font-style-asian="italic" style:font-name-complex="Arial1"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style:contextual-spacing="false" fo:line-height="100%" fo:text-align="justify" style:justify-single-word="false"/>
    </style:style>
    <style:style style:name="Tabletext" style:family="paragraph" style:parent-style-name="Standard">
      <style:paragraph-properties fo:margin-top="0cm" fo:margin-bottom="0.212cm" style:contextual-spacing="false" fo:keep-together="always"/>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style:contextual-spacing="false" fo:line-height="100%" fo:orphans="2" fo:widows="2"/>
      <style:text-properties style:font-name="Arial1" fo:font-family="Arial" style:font-family-generic="swiss" style:font-pitch="variable" style:font-name-complex="Arial1"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style:contextual-spacing="false" fo:orphans="2" fo:widows="2">
        <style:tab-stops>
          <style:tab-stop style:position="0.953cm"/>
          <style:tab-stop style:position="2.223cm"/>
        </style:tab-stops>
      </style:paragraph-properties>
      <style:text-properties fo:color="#0000ff" loext:opacity="100%"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style: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loext:opacity="100%"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style:contextual-spacing="false" fo:line-height="0.529cm" fo:keep-together="always" fo:orphans="2" fo:widows="2" fo:text-indent="0cm" style:auto-text-indent="false">
        <style:tab-stops>
          <style:tab-stop style:position="2.223cm"/>
        </style:tab-stops>
      </style:paragraph-properties>
      <style:text-properties fo:color="#000000" loext:opacity="1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style:contextual-spacing="false" fo:line-height="100%" fo:orphans="2" fo:widows="2"/>
      <style:text-properties style:font-name="Arial1" fo:font-family="Arial" style:font-family-generic="swiss" style:font-pitch="variable"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foBlue_20_Char" style:display-name="InfoBlue Char" style:family="text" style:parent-style-name="Default_20_Paragraph_20_Font">
      <style:text-properties fo:color="#0000ff" loext:opacity="100%" style:font-name="Times" fo:font-family="Times" style:font-family-generic="roman" style:font-pitch="variable" fo:language="en" fo:country="US" fo:font-style="italic" style:font-style-asian="italic" style:font-name-complex="Times" style:font-family-complex="Times" style:font-family-generic-complex="roman" style:font-pitch-complex="variable"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style:list-level-properties>
      </text:outline-level-style>
      <text:outline-level-style text:level="3" text:style-name="WW8Num1z2"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WW8Num1z3"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WW8Num1z4"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WW8Num1z5"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WW8Num1z6"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WW8Num1z7"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WW8Num1z8"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1z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1z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1z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1z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1z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29" number:language="en" number:country="US">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2" style:family="table">
      <style:table-properties style:width="16.886cm" fo:margin-left="-0.203cm" table:align="left" style:writing-mode="lr-tb"/>
    </style:style>
    <style:style style:name="Tabela2.A" style:family="table-column">
      <style:table-column-properties style:column-width="11.252cm"/>
    </style:style>
    <style:style style:name="Tabela2.B" style:family="table-column">
      <style:table-column-properties style:column-width="5.634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91cm" fo:padding-right="0.191cm" fo:padding-top="0cm" fo:padding-bottom="0cm" fo:border="0.5pt solid #000000" style:writing-mode="lr-tb"/>
    </style:style>
    <style:style style:name="Tabela2.2" style:family="table-row">
      <style:table-row-properties style:min-row-height="0.379cm" fo:keep-together="auto"/>
    </style:style>
    <style:style style:name="Tabela1" style:family="table">
      <style:table-properties style:width="16.732cm" fo:margin-left="-0.191cm" table:align="left" style:writing-mode="lr-tb"/>
    </style:style>
    <style:style style:name="Tabela1.A" style:family="table-column">
      <style:table-column-properties style:column-width="5.577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style:font-weight-asian="bold"/>
    </style:style>
    <style:style style:name="MP2"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officeooo:rsid="00066245"/>
    </style:style>
    <style:style style:name="MT2" style:family="text">
      <style:text-properties officeooo:rsid="000eaf65"/>
    </style:style>
    <style:style style:name="MT3" style:family="text">
      <style:text-properties officeooo:rsid="000f3d19"/>
    </style:style>
    <style:style style:name="MT4" style:family="text">
      <style:text-properties style:font-name="Times New Roman" officeooo:rsid="000d487d"/>
    </style:style>
    <style:style style:name="MT5" style:family="text">
      <style:text-properties style:font-name="Symbol"/>
    </style:style>
    <style:style style:name="MT6" style:family="text">
      <style:text-properties officeooo:rsid="000d487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able:table table:name="Tabela2" table:style-name="Tabela2">
          <table:table-column table:style-name="Tabela2.A"/>
          <table:table-column table:style-name="Tabela2.B"/>
          <table:table-row table:style-name="Tabela2.1">
            <table:table-cell table:style-name="Tabela2.A1" office:value-type="string">
              <text:p text:style-name="MP1"><text:subject>HubGourmet – Sistema de Gestão de Eventos Gastronômicos</text:subject></text:p>
            </table:table-cell>
            <table:table-cell table:style-name="Tabela2.B1" office:value-type="string">
              <text:p text:style-name="MP2"><text:s/></text:p>
            </table:table-cell>
          </table:table-row>
          <table:table-row table:style-name="Tabela2.2">
            <table:table-cell table:style-name="Tabela2.A1" office:value-type="string">
              <text:p text:style-name="Standard"><text:title>Requisitos Não-funcionais</text:title><text:s/>- <text:span text:style-name="MT1">Especificações</text:span></text:p>
            </table:table-cell>
            <table:table-cell table:style-name="Tabela2.B1" office:value-type="string">
              <text:p text:style-name="Standard"><text:s text:c="2"/>Dat<text:span text:style-name="MT2">a</text:span>: <text:span text:style-name="MT3">1</text:span><text:span text:style-name="MT1">3/06/2025</text:span></text:p>
            </table:table-cell>
          </table:table-row>
        </table:table>
        <text:p text:style-name="Header"/>
      </style:header>
      <style:footer>
        <table:table table:name="Tabela1" table:style-name="Tabela1">
          <table:table-column table:style-name="Tabela1.A" table:number-columns-repeated="3"/>
          <table:table-row table:style-name="Tabela1.1">
            <table:table-cell table:style-name="Tabela1.A1" office:value-type="string">
              <text:p text:style-name="MP3"/>
            </table:table-cell>
            <table:table-cell table:style-name="Tabela1.A1" office:value-type="string">
              <text:p text:style-name="MP4"><text:span text:style-name="MT4">Micheron Systems</text:span><text:span text:style-name="MT5"> </text:span><text:user-defined style:data-style-name="N0" text:name="Company"/>, <text:date style:data-style-name="N114" text:date-value="2025-06-25T10:58:51.048600166">2025</text:date></text:p>
            </table:table-cell>
            <table:table-cell table:style-name="Tabela1.A1" office:value-type="string">
              <text:p text:style-name="MP5"><text:span text:style-name="MT6">Página</text:span> <text:span text:style-name="Page_20_Number"><text:page-number text:select-page="current">4</text:page-number></text:span></text:p>
            </table:table-cell>
          </table:table-row>
        </table:table>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r_20_1" style:display-name="Converter 1" style:page-layout-name="Mpm2"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Requisitos Não-funcionais</dc:title>
    <dc:subject>HubGourmet – Sistema de Gestão de Eventos Gastronômicos</dc:subject>
    <meta:creation-date>2023-04-12T16:19:53.300000000</meta:creation-date>
    <dc:date>2025-06-25T10:58:23.335365300</dc:date>
    <meta:print-date>2001-03-15T14:26:00</meta:print-date>
    <meta:editing-cycles>21</meta:editing-cycles>
    <meta:editing-duration>PT2H10M31S</meta:editing-duration>
    <meta:generator>LibreOffice/25.2.4.3$Windows_X86_64 LibreOffice_project/33e196637044ead23f5c3226cde09b47731f7e27</meta:generator>
    <meta:document-statistic meta:table-count="4" meta:image-count="0" meta:object-count="0" meta:page-count="8" meta:paragraph-count="161" meta:word-count="2010" meta:character-count="13457" meta:non-whitespace-character-count="11648"/>
  </office:meta>
</office:document-meta>
</file>